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5.001cm" style:rel-column-width="2835*"/>
    </style:style>
    <style:style style:name="Tabella1.B" style:family="table-column">
      <style:table-column-properties style:column-width="6.906cm" style:rel-column-width="3915*"/>
    </style:style>
    <style:style style:name="Tabella1.C" style:family="table-column">
      <style:table-column-properties style:column-width="7.094cm" style:rel-column-width="4022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016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12eac67" officeooo:paragraph-rsid="012ff5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8267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2e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9af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5016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2eac67" officeooo:paragraph-rsid="012ff55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23295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1250169" officeooo:paragraph-rsid="01250169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8pt" fo:font-weight="normal" officeooo:rsid="012eac67" officeooo:paragraph-rsid="012eac67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P12" style:family="paragraph" style:parent-style-name="Header">
      <style:paragraph-properties fo:text-align="start" style:justify-single-word="false" fo:background-color="#729fcf">
        <style:background-image/>
      </style:paragraph-properties>
      <style:text-properties fo:color="#ffffff" fo:font-weight="bold" officeooo:rsid="01371c40" officeooo:paragraph-rsid="01371c40" style:font-weight-asian="bold" style:font-weight-complex="bold"/>
    </style:style>
    <style:style style:name="T1" style:family="text">
      <style:text-properties officeooo:rsid="01282679"/>
    </style:style>
    <style:style style:name="T2" style:family="text">
      <style:text-properties style:use-window-font-color="true" style:font-name="Ubuntu Light" fo:font-style="normal" style:text-underline-style="none" style:font-style-asian="normal" style:font-style-complex="normal"/>
    </style:style>
    <style:style style:name="T3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use-window-font-color="true" style:font-name="Ubuntu Light" fo:font-size="8pt" fo:font-style="normal" style:text-underline-style="none" style:font-name-asian="SimSun" style:font-size-asian="8pt" style:font-style-asian="normal" style:font-name-complex="Tahoma" style:font-size-complex="8pt" style:font-style-complex="normal"/>
    </style:style>
    <style:style style:name="T5" style:family="text">
      <style:text-properties officeooo:rsid="01291692"/>
    </style:style>
    <style:style style:name="T6" style:family="text">
      <style:text-properties officeooo:rsid="013429a8"/>
    </style:style>
    <style:style style:name="T7" style:family="text">
      <style:text-properties style:font-name="Ubuntu Light" fo:font-size="8pt" fo:font-style="normal" style:text-underline-style="none" style:font-name-asian="SimSun" style:font-size-asian="8pt" style:font-style-asian="normal" style:font-name-complex="Tahoma" style:font-size-complex="8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9">Ordine</text:p>
          </table:table-cell>
          <table:table-cell table:style-name="Tabella1.A1" office:value-type="string">
            <text:p text:style-name="P9">Cliente</text:p>
          </table:table-cell>
          <table:table-cell table:style-name="Tabella1.C1" office:value-type="string">
            <text:p text:style-name="P9">Informazioni</text:p>
          </table:table-cell>
        </table:table-row>
        <table:table-row>
          <table:table-cell table:style-name="Tabella1.A4" table:number-columns-spanned="3" office:value-type="string">
            <text:p text:style-name="P1"><text:placeholder text:placeholder-type="text">&lt;for each="(o, lines, remain) in get_objects()"&gt;</text:placeholder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3"><text:placeholder text:placeholder-type="text">&lt;o.name&gt;</text:placeholder> <text:span text:style-name="T1">del</text:span> <text:span text:style-name="T1"><text:placeholder text:placeholder-type="text">&lt;formatLang(o.date_order, date=True)&gt;</text:placeholder></text:span></text:p>
          </table:table-cell>
          <table:table-cell table:style-name="Tabella1.B3" office:value-type="string">
            <text:p text:style-name="P4"><text:placeholder text:placeholder-type="text">&lt;o.partner_id.name&gt;</text:placeholder></text:p>
            <text:p text:style-name="P5"><text:span text:style-name="T5">Ag.: </text:span><text:placeholder text:placeholder-type="text">&lt;o.mx_agent_id.name or '/'&gt;</text:placeholder></text:p>
          </table:table-cell>
          <table:table-cell table:style-name="Tabella1.C3" office:value-type="string">
            <text:p text:style-name="P10">Rimanente: <text:span text:style-name="T2"><text:placeholder text:placeholder-type="text">&lt;remain&gt;</text:placeholder></text:span></text:p>
            <text:p text:style-name="P2"><text:placeholder text:placeholder-type="text">&lt;for each="line in lines"&gt;</text:placeholder></text:p>
            <text:p text:style-name="P7"><text:span text:style-name="T6">Cod.:</text:span><text:placeholder text:placeholder-type="text">&lt;line.product_id.default_code or '???'&gt;</text:placeholder> <text:span text:style-name="T6">Rim.:</text:span><text:placeholder text:placeholder-type="text">&lt;line.product_uom_qty - line.delivered_qty&gt;</text:placeholder></text:p>
            <text:p text:style-name="P7"><text:placeholder text:placeholder-type="text">&lt;/for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MP2" style:family="paragraph" style:parent-style-name="Header">
      <style:paragraph-properties fo:text-align="start" style:justify-single-word="false" fo:background-color="#729fcf">
        <style:background-image/>
      </style:paragraph-properties>
      <style:text-properties fo:color="#ffffff" fo:font-weight="bold" officeooo:rsid="01371c40" officeooo:paragraph-rsid="01371c40" style:font-weight-asian="bold" style:font-weight-complex="bold"/>
    </style:style>
    <style:style style:name="MT1" style:family="text">
      <style:text-properties style:font-name="Ubuntu Light" fo:font-size="8pt" fo:font-style="normal" style:text-underline-style="none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1.001cm" fo:page-height="29.7cm" style:num-format="1" style:print-orientation="portrait" fo:margin-top="1.171cm" fo:margin-bottom="1.4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DINI CON RESIDUO</text:p>
        <text:p text:style-name="MP2">Filtro: <text:span text:style-name="MT1"><text:placeholder text:placeholder-type="text">&lt;get_filter(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22T18:22:27.392826046</dc:date>
    <meta:editing-duration>P6DT3H50M55S</meta:editing-duration>
    <meta:editing-cycles>832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4" meta:word-count="37" meta:character-count="364" meta:non-whitespace-character-count="341"/>
    <meta:user-defined meta:name="Info 1"/>
    <meta:user-defined meta:name="Info 2"/>
    <meta:user-defined meta:name="Info 3"/>
    <meta:user-defined meta:name="Info 4"/>
  </office:meta>
</office:document-meta>
</file>